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10000013FA135E37592E6FF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353cm" svg:x="0.055cm" svg:y="0.25cm">
          <draw:image xlink:href="Pictures/10000000000002F10000013FA135E37592E6FF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7T15:35:18.271000000</dc:date>
    <meta:editing-duration>PT2M40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